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cores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a</text:p>
          </table:table-cell>
          <table:table-cell table:style-name="Default" office:value-type="string" calcext:value-type="string">
            <text:p>b3b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AVERAGE([.C2:.K2])" office:value-type="float" office:value="87.7777777777778" calcext:value-type="float">
            <text:p>87,78</text:p>
          </table:table-cell>
          <table:table-cell/>
          <table:table-cell table:number-columns-repeated="2" office:value-type="string" calcext:value-type="string">
            <text:p>2022-06-05 09:04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AVERAGE([.C3:.K3])" office:value-type="float" office:value="90.5555555555556" calcext:value-type="float">
            <text:p>90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4:.K4])" office:value-type="float" office:value="82.3333333333333" calcext:value-type="float">
            <text:p>82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AVERAGE([.C5:.K5])" office:value-type="float" office:value="84" calcext:value-type="float">
            <text:p>84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formula="of:=AVERAGE([.C6:.K6])" office:value-type="float" office:value="85.4444444444444" calcext:value-type="float">
            <text:p>85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AVERAGE([.C7:.K7])" office:value-type="float" office:value="84.2222222222222" calcext:value-type="float">
            <text:p>84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AVERAGE([.C8:.K8])" office:value-type="float" office:value="86.3333333333333" calcext:value-type="float">
            <text:p>86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formula="of:=AVERAGE([.C9:.K9])" office:value-type="float" office:value="82.4444444444444" calcext:value-type="float">
            <text:p>82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formula="of:=AVERAGE([.C10:.K10])" office:value-type="float" office:value="90.8888888888889" calcext:value-type="float">
            <text:p>90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formula="of:=AVERAGE([.C11:.K11])" office:value-type="float" office:value="82.5555555555556" calcext:value-type="float">
            <text:p>82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AVERAGE([.C12:.K12])" office:value-type="float" office:value="90.5555555555556" calcext:value-type="float">
            <text:p>90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AVERAGE([.C13:.K13])" office:value-type="float" office:value="86.6666666666667" calcext:value-type="float">
            <text:p>86,67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AVERAGE([.C14:.K14])" office:value-type="float" office:value="83" calcext:value-type="float">
            <text:p>83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15:.K15])" office:value-type="float" office:value="87.6666666666667" calcext:value-type="float">
            <text:p>87,67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AVERAGE([.C16:.K16])" office:value-type="float" office:value="88.3333333333333" calcext:value-type="float">
            <text:p>88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17:.K17])" office:value-type="float" office:value="83.6666666666667" calcext:value-type="float">
            <text:p>83,67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formula="of:=AVERAGE([.C18:.K18])" office:value-type="float" office:value="92.7777777777778" calcext:value-type="float">
            <text:p>92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formula="of:=AVERAGE([.C19:.K19])" office:value-type="float" office:value="81.8888888888889" calcext:value-type="float">
            <text:p>81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AVERAGE([.C20:.K20])" office:value-type="float" office:value="90.3333333333333" calcext:value-type="float">
            <text:p>90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formula="of:=AVERAGE([.C21:.K21])" office:value-type="float" office:value="88.4444444444445" calcext:value-type="float">
            <text:p>88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formula="of:=AVERAGE([.C22:.K22])" office:value-type="float" office:value="88.4444444444445" calcext:value-type="float">
            <text:p>88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AVERAGE([.C23:.K23])" office:value-type="float" office:value="83.2222222222222" calcext:value-type="float">
            <text:p>83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AVERAGE([.C24:.K24])" office:value-type="float" office:value="95" calcext:value-type="float">
            <text:p>95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AVERAGE([.C25:.K25])" office:value-type="float" office:value="83.7777777777778" calcext:value-type="float">
            <text:p>83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AVERAGE([.C26:.K26])" office:value-type="float" office:value="85.5555555555556" calcext:value-type="float">
            <text:p>85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AVERAGE([.C27:.K27])" office:value-type="float" office:value="92.2222222222222" calcext:value-type="float">
            <text:p>92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formula="of:=AVERAGE([.C28:.K28])" office:value-type="float" office:value="85" calcext:value-type="float">
            <text:p>85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formula="of:=AVERAGE([.C29:.K29])" office:value-type="float" office:value="91" calcext:value-type="float">
            <text:p>91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formula="of:=AVERAGE([.C30:.K30])" office:value-type="float" office:value="85.7777777777778" calcext:value-type="float">
            <text:p>85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formula="of:=AVERAGE([.C31:.K31])" office:value-type="float" office:value="85.3333333333333" calcext:value-type="float">
            <text:p>85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AVERAGE([.C32:.K32])" office:value-type="float" office:value="86.5555555555556" calcext:value-type="float">
            <text:p>86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formula="of:=AVERAGE([.C33:.K33])" office:value-type="float" office:value="89.2222222222222" calcext:value-type="float">
            <text:p>89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AVERAGE([.C34:.K34])" office:value-type="float" office:value="92.4444444444444" calcext:value-type="float">
            <text:p>92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AVERAGE([.C35:.K35])" office:value-type="float" office:value="88.2222222222222" calcext:value-type="float">
            <text:p>88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AVERAGE([.C36:.K36])" office:value-type="float" office:value="86.1111111111111" calcext:value-type="float">
            <text:p>86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AVERAGE([.C37:.K37])" office:value-type="float" office:value="86.8888888888889" calcext:value-type="float">
            <text:p>86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38:.K38])" office:value-type="float" office:value="87.3333333333333" calcext:value-type="float">
            <text:p>87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AVERAGE([.C39:.K39])" office:value-type="float" office:value="90.5555555555556" calcext:value-type="float">
            <text:p>90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40:.K40])" office:value-type="float" office:value="87.2222222222222" calcext:value-type="float">
            <text:p>87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formula="of:=AVERAGE([.C41:.K41])" office:value-type="float" office:value="92.5555555555556" calcext:value-type="float">
            <text:p>92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AVERAGE([.C42:.K42])" office:value-type="float" office:value="90.7777777777778" calcext:value-type="float">
            <text:p>90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AVERAGE([.C43:.K43])" office:value-type="float" office:value="91.1111111111111" calcext:value-type="float">
            <text:p>91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AVERAGE([.C44:.K44])" office:value-type="float" office:value="90.3333333333333" calcext:value-type="float">
            <text:p>90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formula="of:=AVERAGE([.C45:.K45])" office:value-type="float" office:value="86.5555555555556" calcext:value-type="float">
            <text:p>86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AVERAGE([.C46:.K46])" office:value-type="float" office:value="84.6666666666667" calcext:value-type="float">
            <text:p>84,67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AVERAGE([.C47:.K47])" office:value-type="float" office:value="83" calcext:value-type="float">
            <text:p>83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AVERAGE([.C48:.K48])" office:value-type="float" office:value="84.3333333333333" calcext:value-type="float">
            <text:p>84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C49:.K49])" office:value-type="float" office:value="90.2222222222222" calcext:value-type="float">
            <text:p>90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formula="of:=AVERAGE([.C50:.K50])" office:value-type="float" office:value="89.1111111111111" calcext:value-type="float">
            <text:p>89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formula="of:=AVERAGE([.C51:.K51])" office:value-type="float" office:value="83.4444444444445" calcext:value-type="float">
            <text:p>83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formula="of:=AVERAGE([.C52:.K52])" office:value-type="float" office:value="83" calcext:value-type="float">
            <text:p>83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AVERAGE([.C53:.K53])" office:value-type="float" office:value="87.3333333333333" calcext:value-type="float">
            <text:p>87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AVERAGE([.C54:.K54])" office:value-type="float" office:value="88.3333333333333" calcext:value-type="float">
            <text:p>88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AVERAGE([.C55:.K55])" office:value-type="float" office:value="84.5555555555556" calcext:value-type="float">
            <text:p>84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AVERAGE([.C56:.K56])" office:value-type="float" office:value="88.1111111111111" calcext:value-type="float">
            <text:p>88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AVERAGE([.C57:.K57])" office:value-type="float" office:value="87.5555555555556" calcext:value-type="float">
            <text:p>87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formula="of:=AVERAGE([.C58:.K58])" office:value-type="float" office:value="85" calcext:value-type="float">
            <text:p>85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formula="of:=AVERAGE([.C59:.K59])" office:value-type="float" office:value="83.4444444444445" calcext:value-type="float">
            <text:p>83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formula="of:=AVERAGE([.C60:.K60])" office:value-type="float" office:value="88.8888888888889" calcext:value-type="float">
            <text:p>88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AVERAGE([.C61:.K61])" office:value-type="float" office:value="87.8888888888889" calcext:value-type="float">
            <text:p>87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AVERAGE([.C62:.K62])" office:value-type="float" office:value="84.1111111111111" calcext:value-type="float">
            <text:p>84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AVERAGE([.C63:.K63])" office:value-type="float" office:value="85.6666666666667" calcext:value-type="float">
            <text:p>85,67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formula="of:=AVERAGE([.C64:.K64])" office:value-type="float" office:value="87.3333333333333" calcext:value-type="float">
            <text:p>87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AVERAGE([.C65:.K65])" office:value-type="float" office:value="88.7777777777778" calcext:value-type="float">
            <text:p>88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AVERAGE([.C66:.K66])" office:value-type="float" office:value="88.7777777777778" calcext:value-type="float">
            <text:p>88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AVERAGE([.C67:.K67])" office:value-type="float" office:value="90.7777777777778" calcext:value-type="float">
            <text:p>90,78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AVERAGE([.C68:.K68])" office:value-type="float" office:value="88.1111111111111" calcext:value-type="float">
            <text:p>88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AVERAGE([.C69:.K69])" office:value-type="float" office:value="91.1111111111111" calcext:value-type="float">
            <text:p>91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AVERAGE([.C70:.K70])" office:value-type="float" office:value="87.2222222222222" calcext:value-type="float">
            <text:p>87,22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AVERAGE([.C71:.K71])" office:value-type="float" office:value="88.8888888888889" calcext:value-type="float">
            <text:p>88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AVERAGE([.C72:.K72])" office:value-type="float" office:value="91.3333333333333" calcext:value-type="float">
            <text:p>91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AVERAGE([.C73:.K73])" office:value-type="float" office:value="92.1111111111111" calcext:value-type="float">
            <text:p>92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AVERAGE([.C74:.K74])" office:value-type="float" office:value="87" calcext:value-type="float">
            <text:p>87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AVERAGE([.C75:.K75])" office:value-type="float" office:value="90.3333333333333" calcext:value-type="float">
            <text:p>90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formula="of:=AVERAGE([.C76:.K76])" office:value-type="float" office:value="84.4444444444444" calcext:value-type="float">
            <text:p>84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formula="of:=AVERAGE([.C77:.K77])" office:value-type="float" office:value="86.5555555555556" calcext:value-type="float">
            <text:p>86,56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AVERAGE([.C78:.K78])" office:value-type="float" office:value="86.4444444444444" calcext:value-type="float">
            <text:p>86,44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AVERAGE([.C79:.K79])" office:value-type="float" office:value="88.1111111111111" calcext:value-type="float">
            <text:p>88,11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AVERAGE([.C80:.K80])" office:value-type="float" office:value="85.8888888888889" calcext:value-type="float">
            <text:p>85,89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formula="of:=AVERAGE([.C81:.K81])" office:value-type="float" office:value="84" calcext:value-type="float">
            <text:p>84,00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formula="of:=AVERAGE([.C82:.K82])" office:value-type="float" office:value="85.3333333333333" calcext:value-type="float">
            <text:p>85,33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C83:.K83])" office:value-type="float" office:value="91.6666666666667" calcext:value-type="float">
            <text:p>91,67</text:p>
          </table:table-cell>
          <table:table-cell/>
          <table:table-cell table:number-columns-repeated="2" office:value-type="string" calcext:value-type="string">
            <text:p>2022-06-05 09:04: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2">
      <number:month number:textual="true"/>
      <number:text>-</number:text>
      <number:year/>
    </number:dat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35">
      <number:day/>
      <number:text>-</number:text>
      <number:month number:textual="true"/>
      <number:text>-</number:text>
      <number:year/>
    </number:date-style>
    <number:number-style style:name="N133">
      <number:number number:decimal-places="0" number:min-decimal-places="0" number:min-integer-digits="1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27">
      <number:day/>
      <number:text>-</number:text>
      <number:month number:textual="true"/>
    </number:date-style>
    <number:time-style style:name="N126">
      <number:hours/>
      <number:text>:</number:text>
      <number:minute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21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9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16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4P0" style:volatile="true">
      <number:text>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Rp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time-style style:name="N134">
      <number:hours/>
      <number:text>:</number:text>
      <number:minutes number:style="long"/>
    </number:time-style>
    <number:number-style style:name="N105P0" style:volatile="true"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date-style style:name="N10105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5" number:language="id" number:country="ID">
      <number:text-content/>
      <style:map style:condition="value()&lt;=1.7976931348623157E+308" style:apply-style-name="N10105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phpMyAdmin 5.2.0</meta:initial-creator>
    <meta:creation-date>2022-06-06T05:53:07+02:00</meta:creation-date>
    <dc:date>2022-06-29T05:54:41.910470207</dc:date>
    <meta:editing-duration>PT10M21S</meta:editing-duration>
    <meta:editing-cycles>5</meta:editing-cycles>
    <dc:creator>Ikromudin Al Islami</dc:creator>
    <meta:document-statistic meta:table-count="1" meta:cell-count="1163" meta:object-count="0"/>
  </office:meta>
</office:document-meta>
</file>